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247cm" fo:margin-bottom="0.212cm" style:contextual-spacing="false" fo:line-height="100%" fo:text-align="center" style:justify-single-word="false"/>
      <style:text-properties style:use-window-font-color="true" loext:opacity="0%" style:font-name="Liberation Serif" fo:font-size="32pt" fo:font-weight="bold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15%" fo:text-align="center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15%" fo:text-align="start" style:justify-single-word="false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loext:opacity="0%" style:font-name="Liberation Serif" fo:font-size="16pt" fo:font-weight="bold" fo:background-color="transparent" style:font-name-asian="Liberation Serif" style:font-name-complex="Liberation Serif"/>
    </style:style>
    <style:style style:name="P5" style:family="paragraph" style:parent-style-name="Standard">
      <style:paragraph-properties fo:margin-top="0.247cm" fo:margin-bottom="0.212cm" style:contextual-spacing="false" fo:line-height="100%" fo:text-align="start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6" style:family="paragraph" style:parent-style-name="Standard" style:list-style-name="L1">
      <style:paragraph-properties fo:line-height="115%" fo:text-align="start" style:justify-single-word="false"/>
    </style:style>
    <style:style style:name="P7" style:family="paragraph" style:parent-style-name="Standard" style:list-style-name="L1">
      <style:paragraph-properties fo:margin-top="0cm" fo:margin-bottom="0.247cm" style:contextual-spacing="false" fo:line-height="115%" fo:text-align="start" style:justify-single-word="false"/>
    </style:style>
    <style:style style:name="P8" style:family="paragraph" style:parent-style-name="Standard" style:list-style-name="L2">
      <style:paragraph-properties fo:line-height="115%" fo:text-align="start" style:justify-single-word="false"/>
    </style:style>
    <style:style style:name="P9" style:family="paragraph" style:parent-style-name="Standard" style:list-style-name="L2">
      <style:paragraph-properties fo:margin-top="0cm" fo:margin-bottom="0.247cm" style:contextual-spacing="false" fo:line-height="115%" fo:text-align="start" style:justify-single-word="false"/>
    </style:style>
    <style:style style:name="P10" style:family="paragraph" style:parent-style-name="Standard" style:list-style-name="L3">
      <style:paragraph-properties fo:line-height="115%" fo:text-align="start" style:justify-single-word="false"/>
    </style:style>
    <style:style style:name="P11" style:family="paragraph" style:parent-style-name="Standard" style:list-style-name="L3">
      <style:paragraph-properties fo:margin-top="0cm" fo:margin-bottom="0.247cm" style:contextual-spacing="false" fo:line-height="115%" fo:text-align="start" style:justify-single-word="false"/>
    </style:style>
    <style:style style:name="P12" style:family="paragraph" style:parent-style-name="Standard" style:list-style-name="L4">
      <style:paragraph-properties fo:line-height="115%" fo:text-align="start" style:justify-single-word="false"/>
    </style:style>
    <style:style style:name="P13" style:family="paragraph" style:parent-style-name="Standard" style:list-style-name="L4">
      <style:paragraph-properties fo:margin-top="0cm" fo:margin-bottom="0.247cm" style:contextual-spacing="false" fo:line-height="115%" fo:text-align="start" style:justify-single-word="false"/>
    </style:style>
    <style:style style:name="P14" style:family="paragraph" style:parent-style-name="Standard" style:list-style-name="L5">
      <style:paragraph-properties fo:line-height="115%" fo:text-align="start" style:justify-single-word="false"/>
    </style:style>
    <style:style style:name="P15" style:family="paragraph" style:parent-style-name="Standard" style:list-style-name="L5">
      <style:paragraph-properties fo:margin-top="0cm" fo:margin-bottom="0.247cm" style:contextual-spacing="false" fo:line-height="115%" fo:text-align="start" style:justify-single-word="false"/>
    </style:style>
    <style:style style:name="P16" style:family="paragraph" style:parent-style-name="Standard" style:list-style-name="L6">
      <style:paragraph-properties fo:line-height="115%" fo:text-align="start" style:justify-single-word="false"/>
    </style:style>
    <style:style style:name="P17" style:family="paragraph" style:parent-style-name="Standard" style:list-style-name="L6">
      <style:paragraph-properties fo:margin-top="0cm" fo:margin-bottom="0.247cm" style:contextual-spacing="false" fo:line-height="115%" fo:text-align="start" style:justify-single-word="false"/>
    </style:style>
    <style:style style:name="P18" style:family="paragraph" style:parent-style-name="Standard" style:list-style-name="L7">
      <style:paragraph-properties fo:line-height="115%" fo:text-align="start" style:justify-single-word="false"/>
    </style:style>
    <style:style style:name="P19" style:family="paragraph" style:parent-style-name="Standard" style:list-style-name="L7">
      <style:paragraph-properties fo:margin-top="0cm" fo:margin-bottom="0.247cm" style:contextual-spacing="false" fo:line-height="115%" fo:text-align="start" style:justify-single-word="false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</style:style>
    <style:style style:name="P22" style:family="paragraph" style:parent-style-name="Standard">
      <style:paragraph-properties fo:line-height="115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23" style:family="paragraph" style:parent-style-name="Standard" style:list-style-name="L8">
      <style:paragraph-properties fo:margin-left="-0.635cm" fo:margin-top="0cm" fo:margin-bottom="0.247cm" style:contextual-spacing="false" fo:line-height="115%" fo:text-align="start" style:justify-single-word="false" fo:text-indent="0.635cm" style:auto-text-indent="false"/>
    </style:style>
    <style:style style:name="P24" style:family="paragraph" style:parent-style-name="Standard">
      <style:paragraph-properties fo:margin-top="0cm" fo:margin-bottom="0.247cm" style:contextual-spacing="false" fo:line-height="115%" fo:text-align="start" style:justify-single-word="false"/>
    </style:style>
    <style:style style:name="P25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26" style:family="paragraph" style:parent-style-name="Standard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7" style:family="paragraph" style:parent-style-name="Standard">
      <style:paragraph-properties fo:margin-top="0.247cm" fo:margin-bottom="0.212cm" style:contextual-spacing="false"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8" style:family="paragraph" style:parent-style-name="Standard" style:list-style-name="L9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29" style:family="paragraph" style:parent-style-name="Standard" style:list-style-name="L9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0" style:family="paragraph" style:parent-style-name="Standard">
      <style:paragraph-properties fo:margin-left="2.501cm" fo:line-height="115%" fo:text-align="start" style:justify-single-word="false" fo:text-indent="0cm" style:auto-text-indent="false"/>
    </style:style>
    <style:style style:name="P31" style:family="paragraph" style:parent-style-name="Standard" style:list-style-name="L10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 style:list-style-name="L10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3" style:family="paragraph" style:parent-style-name="Standard" style:list-style-name="L1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4" style:family="paragraph" style:parent-style-name="Standard" style:list-style-name="L11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5" style:family="paragraph" style:parent-style-name="Standard" style:list-style-name="L12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6" style:family="paragraph" style:parent-style-name="Standard" style:list-style-name="L12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7" style:family="paragraph" style:parent-style-name="Standard" style:list-style-name="L1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38" style:family="paragraph" style:parent-style-name="Standard" style:list-style-name="L13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39" style:family="paragraph" style:parent-style-name="Standard" style:list-style-name="L14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0" style:family="paragraph" style:parent-style-name="Standard" style:list-style-name="L14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1" style:family="paragraph" style:parent-style-name="Standard" style:list-style-name="L1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2" style:family="paragraph" style:parent-style-name="Standard" style:list-style-name="L15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3" style:family="paragraph" style:parent-style-name="Standard" style:list-style-name="L16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4" style:family="paragraph" style:parent-style-name="Standard" style:list-style-name="L16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5" style:family="paragraph" style:parent-style-name="Standard" style:list-style-name="L17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6" style:family="paragraph" style:parent-style-name="Standard" style:list-style-name="L17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7" style:family="paragraph" style:parent-style-name="Standard" style:list-style-name="L18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8" style:family="paragraph" style:parent-style-name="Standard" style:list-style-name="L18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49" style:family="paragraph" style:parent-style-name="Standard" style:list-style-name="L18">
      <style:paragraph-properties fo:margin-left="1.251cm" fo:margin-top="0cm" fo:margin-bottom="0.247cm" style:contextual-spacing="false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50" style:family="paragraph" style:parent-style-name="Standard">
      <style:paragraph-properties fo:margin-left="2.501cm" fo:margin-top="0cm" fo:margin-bottom="0.247cm" style:contextual-spacing="false" fo:line-height="115%" fo:text-align="start" style:justify-single-word="false" fo:text-indent="0cm" style:auto-text-indent="false"/>
    </style:style>
    <style:style style:name="P51" style:family="paragraph" style:parent-style-name="Standard" style:list-style-name="L19">
      <style:paragraph-properties fo:line-height="115%" fo:text-align="start" style:justify-single-word="false"/>
    </style:style>
    <style:style style:name="P52" style:family="paragraph" style:parent-style-name="Standard" style:list-style-name="L19">
      <style:paragraph-properties fo:margin-top="0cm" fo:margin-bottom="0.247cm" style:contextual-spacing="false" fo:line-height="115%" fo:text-align="start" style:justify-single-word="false"/>
    </style:style>
    <style:style style:name="P53" style:family="paragraph" style:parent-style-name="Standard" style:list-style-name="L20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54" style:family="paragraph" style:parent-style-name="Standard" style:list-style-name="L20">
      <style:paragraph-properties fo:margin-left="1.251cm" fo:line-height="115%" fo:text-align="start" style:justify-single-word="false" fo:text-indent="0cm" style:auto-text-indent="false"/>
    </style:style>
    <style:style style:name="P55" style:family="paragraph" style:parent-style-name="Standard" style:list-style-name="L20">
      <style:paragraph-properties fo:margin-left="1.251cm" fo:margin-top="0cm" fo:margin-bottom="0.247cm" style:contextual-spacing="false" fo:line-height="115%" fo:text-align="start" style:justify-single-word="false" fo:text-indent="0cm" style:auto-text-indent="false"/>
    </style:style>
    <style:style style:name="P5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8pt" fo:font-weight="bold" fo:background-color="transparent" style:font-name-asian="Liberation Serif" style:font-name-complex="Liberation Serif"/>
    </style:style>
    <style:style style:name="P5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4pt" fo:font-weight="bold" fo:background-color="transparent" style:font-name-asian="Liberation Serif" style:font-name-complex="Liberation Serif"/>
    </style:style>
    <style:style style:name="P58" style:family="paragraph" style:parent-style-name="Standard" style:list-style-name="L21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59" style:family="paragraph" style:parent-style-name="Standard" style:list-style-name="L21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0" style:family="paragraph" style:parent-style-name="Standard" style:list-style-name="L22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61" style:family="paragraph" style:parent-style-name="Standard" style:list-style-name="L22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2" style:family="paragraph" style:parent-style-name="Standard" style:list-style-name="L23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63" style:family="paragraph" style:parent-style-name="Standard" style:list-style-name="L23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4" style:family="paragraph" style:parent-style-name="Standard" style:list-style-name="L24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65" style:family="paragraph" style:parent-style-name="Standard" style:list-style-name="L24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6" style:family="paragraph" style:parent-style-name="Standard" style:list-style-name="L25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67" style:family="paragraph" style:parent-style-name="Standard" style:list-style-name="L25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8" style:family="paragraph" style:parent-style-name="Standard" style:list-style-name="L26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69" style:family="paragraph" style:parent-style-name="Standard" style:list-style-name="L26">
      <style:paragraph-properties fo:margin-left="1.251cm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70" style:family="paragraph" style:parent-style-name="Standard" style:list-style-name="L26">
      <style:paragraph-properties fo:margin-left="1.251cm" fo:margin-top="0cm" fo:margin-bottom="0.247cm" style:contextual-spacing="false" fo:line-height="115%" fo:text-align="start" style:justify-single-word="false" fo:text-indent="0cm" style:auto-text-indent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71" style:family="paragraph" style:parent-style-name="Standard" style:list-style-name="L27">
      <style:paragraph-properties fo:line-height="115%" fo:text-align="start" style:justify-single-word="false"/>
    </style:style>
    <style:style style:name="P72" style:family="paragraph" style:parent-style-name="Standard" style:list-style-name="L27">
      <style:paragraph-properties fo:margin-top="0cm" fo:margin-bottom="0.247cm" style:contextual-spacing="false" fo:line-height="115%" fo:text-align="start" style:justify-single-word="false"/>
    </style:style>
    <style:style style:name="P73" style:family="paragraph" style:parent-style-name="Standard">
      <style:paragraph-properties fo:margin-top="0.247cm" fo:margin-bottom="0.212cm" style:contextual-spacing="false" fo:line-height="100%" fo:text-align="start" style:justify-single-word="false"/>
    </style:style>
    <style:style style:name="P74" style:family="paragraph" style:parent-style-name="Standard">
      <style:paragraph-properties fo:margin-left="1.251cm" fo:margin-top="0cm" fo:margin-bottom="0.247cm" style:contextual-spacing="false" fo:line-height="115%" fo:text-align="start" style:justify-single-word="false" fo:text-indent="-0.499cm" style:auto-text-indent="false"/>
    </style:style>
    <style:style style:name="P75" style:family="paragraph" style:parent-style-name="Standard" style:list-style-name="L28">
      <style:paragraph-properties fo:margin-top="0cm" fo:margin-bottom="0.247cm" style:contextual-spacing="false" fo:line-height="115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Liberation Serif" fo:font-size="14pt" fo:font-weight="bold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loext:opacity="0%" style:font-name="Liberation Serif" fo:font-size="18pt" fo:font-weight="bold" fo:background-color="transparent" loext:char-shading-value="0" style:font-name-asian="Liberation Serif" style:font-name-complex="Liberation Serif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.001cm" draw:visible-area-height="5.001cm" draw:ole-draw-aspect="1"/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name Diamond</text:p>
      <text:p text:style-name="P2">Uma aplicação web voltada para o gerenciamento e divulgação de equipes de beisebol no Brasil</text:p>
      <text:p text:style-name="P3"><text:span text:style-name="T1"/></text:p>
      <text:p text:style-name="P3"><text:span text:style-name="T1"/></text:p>
      <text:p text:style-name="P3"><draw:frame draw:style-name="fr1" draw:name="Objeto1" text:anchor-type="as-char" svg:width="17.013cm" style:rel-width="scale" svg:height="16.933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/>
      <text:p text:style-name="P4"/>
      <text:p text:style-name="P4"/>
      <text:p text:style-name="P4"><text:soft-page-break/>Índice:</text:p>
      <text:p text:style-name="P5">1. Planejamento e Definição de Requisitos</text:p>
      <text:list text:style-name="L1">
        <text:list-item>
          <text:p text:style-name="P6"><text:span text:style-name="T2">Identificar os Stakeholders</text:span><text:span text:style-name="T3">: Quem vai usar a aplicação? (Gerentes de equipe, jogadores, administradores, etc.)</text:span></text:p>
        </text:list-item>
        <text:list-item>
          <text:p text:style-name="P6"><text:span text:style-name="T2">Definir os Objetivos da Aplicação</text:span><text:span text:style-name="T3">: Quais problemas a aplicação resolve? Quais são os objetivos principais?</text:span></text:p>
        </text:list-item>
        <text:list-item>
          <text:p text:style-name="P7"><text:span text:style-name="T2">Coletar Requisitos Funcionais e Não-Funcionais</text:span><text:span text:style-name="T3">: Quais funcionalidades a aplicação precisa ter? (Cadastro de jogadores, gestão de jogos, estatísticas, etc.). E os requisitos não-funcionais? (Desempenho, segurança, escalabilidade, etc.)</text:span></text:p>
        </text:list-item>
      </text:list>
      <text:p text:style-name="P5">2. Design da Arquitetura</text:p>
      <text:list text:style-name="L2">
        <text:list-item>
          <text:p text:style-name="P8"><text:span text:style-name="T2">Escolher a Arquitetura da Aplicação</text:span><text:span text:style-name="T3">: Monolítica, Microserviços, etc.</text:span></text:p>
        </text:list-item>
        <text:list-item>
          <text:p text:style-name="P8"><text:span text:style-name="T2">Definir a Arquitetura de Software</text:span><text:span text:style-name="T3">: MVC (Model-View-Controller), MVVM (Model-View-ViewModel), etc.</text:span></text:p>
        </text:list-item>
        <text:list-item>
          <text:p text:style-name="P9"><text:span text:style-name="T2">Escolher Tecnologias e Ferramentas</text:span><text:span text:style-name="T3">: Linguagens de programação (Python, JavaScript, etc.), frameworks (Django, React, etc.), bancos de dados (SQL, NoSQL), ferramentas de versionamento (Git).</text:span></text:p>
        </text:list-item>
      </text:list>
      <text:p text:style-name="P5">3. Modelagem de Dados</text:p>
      <text:list text:style-name="L3">
        <text:list-item>
          <text:p text:style-name="P10"><text:span text:style-name="T2">Definir o Modelo de Dados</text:span><text:span text:style-name="T3">: Quais são as entidades principais? (Equipes, Jogadores, Jogos, Estatísticas, etc.)</text:span></text:p>
        </text:list-item>
        <text:list-item>
          <text:p text:style-name="P11"><text:span text:style-name="T2">Criar Diagramas de Entidade-Relacionamento (ERD)</text:span><text:span text:style-name="T3">: Para visualizar como os dados se relacionam.</text:span></text:p>
        </text:list-item>
      </text:list>
      <text:p text:style-name="P5">4. Desenvolvimento</text:p>
      <text:list text:style-name="L4">
        <text:list-item>
          <text:p text:style-name="P12"><text:span text:style-name="T2">Configuração do Ambiente de Desenvolvimento</text:span><text:span text:style-name="T3">: Configurar IDEs, repositórios de código, ambientes de desenvolvimento e testes.</text:span></text:p>
        </text:list-item>
        <text:list-item>
          <text:p text:style-name="P12"><text:span text:style-name="T2">Desenvolvimento Backend</text:span><text:span text:style-name="T3">: Implementar a lógica do servidor, APIs, banco de dados.</text:span></text:p>
        </text:list-item>
        <text:list-item>
          <text:p text:style-name="P12"><text:span text:style-name="T2">Desenvolvimento Frontend</text:span><text:span text:style-name="T3">: Implementar a interface do usuário, integração com APIs.</text:span></text:p>
        </text:list-item>
        <text:list-item>
          <text:p text:style-name="P13"><text:span text:style-name="T2">Testes</text:span><text:span text:style-name="T3">: Escrever e executar testes unitários, de integração e end-to-end.</text:span></text:p>
        </text:list-item>
      </text:list>
      <text:p text:style-name="P5">5. Integração e Deploy</text:p>
      <text:list text:style-name="L5">
        <text:list-item>
          <text:p text:style-name="P14"><text:span text:style-name="T2">Integração Contínua</text:span><text:span text:style-name="T3">: Configurar pipelines de CI/CD (Continuous Integration/Continuous Deployment).</text:span></text:p>
        </text:list-item>
        <text:list-item>
          <text:p text:style-name="P15"><text:span text:style-name="T2">Deploy</text:span><text:span text:style-name="T3">: Publicar a aplicação em um servidor de produção, configurar domínios, certificados SSL, etc.</text:span></text:p>
        </text:list-item>
      </text:list>
      <text:p text:style-name="P5">6. Manutenção e Atualizações</text:p>
      <text:list text:style-name="L6">
        <text:list-item>
          <text:p text:style-name="P16"><text:span text:style-name="T2">Monitoramento</text:span><text:span text:style-name="T3">: Configurar ferramentas para monitorar o desempenho da aplicação e detectar problemas.</text:span></text:p>
        </text:list-item>
        <text:list-item>
          <text:p text:style-name="P16"><text:span text:style-name="T2">Manutenção</text:span><text:span text:style-name="T3">: Corrigir bugs, melhorar funcionalidades, garantir segurança.</text:span></text:p>
        </text:list-item>
        <text:list-item>
          <text:p text:style-name="P17"><text:span text:style-name="T2">Atualizações e Melhorias Contínuas</text:span><text:span text:style-name="T3">: Implementar novos recursos, otimizar a aplicação.</text:span></text:p>
        </text:list-item>
      </text:list>
      <text:p text:style-name="P5"><text:soft-page-break/>7. Documentação e Treinamento</text:p>
      <text:list text:style-name="L7">
        <text:list-item>
          <text:p text:style-name="P18"><text:span text:style-name="T2">Documentar a Aplicação</text:span><text:span text:style-name="T3">: Escrever documentação para desenvolvedores (código, APIs) e usuários finais.</text:span></text:p>
        </text:list-item>
        <text:list-item>
          <text:p text:style-name="P19"><text:span text:style-name="T2">Treinamento</text:span><text:span text:style-name="T3">: Oferecer treinamento para os usuários, criar tutoriais e guias.</text:span></text:p>
        </text:list-item>
      </text:list>
      <text:p text:style-name="P20">___________________________________________________________________________</text:p>
      <text:p text:style-name="P21"><text:span text:style-name="T1"/></text:p>
      <text:p text:style-name="P5">1. Planejamento e Definição de Requisitos</text:p>
      <text:p text:style-name="P3"><text:span text:style-name="T1"/></text:p>
      <text:p text:style-name="P3"><text:span text:style-name="T2">Stakeholders</text:span><text:span text:style-name="T3">: </text:span></text:p>
      <text:p text:style-name="P22">Administradores, Gerentes de equipe e jogadores.</text:p>
      <text:p text:style-name="P3"><text:span text:style-name="T1"/></text:p>
      <text:p text:style-name="P3"><text:span text:style-name="T2">Objetivos da Aplicação</text:span><text:span text:style-name="T3">: </text:span></text:p>
      <text:p text:style-name="P22">Uma aplicação web voltada para o gerenciamento e divulgação de equipes de beisebol no Brasil pode ajudar a resolver diversos problemas enfrentados pelos praticantes e equipes, tais como:</text:p>
      <text:p text:style-name="P3"><text:span text:style-name="T1"/></text:p>
      <text:list text:style-name="L8">
        <text:list-item>
          <text:p text:style-name="P23"><text:span text:style-name="T2">Visibilidade e Divulgação</text:span><text:span text:style-name="T3">: Facilitar a divulgação das equipes e eventos de beisebol, permitindo que mais pessoas saibam da existência e das atividades das equipes locais.</text:span></text:p>
        </text:list-item>
        <text:list-item>
          <text:p text:style-name="P23"><text:span text:style-name="T2">Organização de Eventos</text:span><text:span text:style-name="T3">: Agendar e gerenciar eventos como jogos, treinos e torneios de forma centralizada, facilitando a participação e organização.</text:span></text:p>
        </text:list-item>
        <text:list-item>
          <text:p text:style-name="P23"><text:span text:style-name="T2">Cadastro e Gestão de Membros</text:span><text:span text:style-name="T3">: Permitir que as equipes cadastrem jogadores, técnicos e outros membros, facilitando o gerenciamento de informações como contatos, habilidades e histórico.</text:span></text:p>
        </text:list-item>
        <text:list-item>
          <text:p text:style-name="P23"><text:span text:style-name="T2">Comunicação Interna</text:span><text:span text:style-name="T3">: Facilitar a comunicação interna da equipe através de mensagens, alertas e notificações sobre eventos, mudanças de horário, entre outros.</text:span></text:p>
        </text:list-item>
        <text:list-item>
          <text:p text:style-name="P23"><text:span text:style-name="T2">Estatísticas e Desempenho</text:span><text:span text:style-name="T3">: Registrar estatísticas de jogos e desempenho dos jogadores, possibilitando análises e melhorias individuais e coletivas.</text:span></text:p>
        </text:list-item>
        <text:list-item>
          <text:p text:style-name="P23"><text:span text:style-name="T2">Recrutamento de Novos Talentos</text:span><text:span text:style-name="T3">: Permitir que equipes busquem novos jogadores e talentos locais interessados em se juntar ao time.</text:span></text:p>
        </text:list-item>
        <text:list-item>
          <text:p text:style-name="P23"><text:span text:style-name="T2">Promoção do Esporte</text:span><text:span text:style-name="T3">: Contribuir para a promoção e popularização do beisebol no Brasil através da divulgação de histórias de sucesso, resultados de jogos e eventos especiais.</text:span></text:p>
        </text:list-item>
        <text:list-item>
          <text:p text:style-name="P23"><text:span text:style-name="T2">Centralização de Informações</text:span><text:span text:style-name="T3">: Tornar mais fácil para os interessados encontrar informações sobre onde praticar o esporte, horários de treinos, locais de competição, etc.</text:span></text:p>
        </text:list-item>
      </text:list>
      <text:p text:style-name="P24"><text:span text:style-name="T1"/></text:p>
      <text:p text:style-name="P25">Essa aplicação pode servir como uma plataforma unificada para fortalecer a comunidade de beisebol no Brasil, incentivando mais pessoas a se envolverem com o esporte e ajudando as equipes a se organizarem e crescerem de forma mais eficiente.</text:p>
      <text:p text:style-name="P24"><text:span text:style-name="T1"/></text:p>
      <text:p text:style-name="P26">Requisitos:</text:p>
      <text:p text:style-name="P27">Funcionalidades Principais.</text:p>
      <text:list text:style-name="L9">
        <text:list-item>
          <text:p text:style-name="P28"><text:soft-page-break/>Cadastro de Equipes e Jogadores:</text:p>
        </text:list-item>
        <text:list-item>
          <text:p text:style-name="P29">Cadastro detalhado das equipes de beisebol, incluindo nome, cidade, cores do uniforme, redes sociais, etc.</text:p>
        </text:list-item>
        <text:list-item>
          <text:p text:style-name="P29">Registro de informações dos jogadores, como nome, posição, habilidades, histórico, contatos, entre outros.</text:p>
        </text:list-item>
      </text:list>
      <text:p text:style-name="P30"><text:span text:style-name="T1"/></text:p>
      <text:list text:style-name="L10">
        <text:list-item>
          <text:p text:style-name="P31">Gestão de Jogos e Eventos:</text:p>
        </text:list-item>
        <text:list-item>
          <text:p text:style-name="P32">Agendamento e gerenciamento de jogos, incluindo local, data, hora e adversários.</text:p>
        </text:list-item>
        <text:list-item>
          <text:p text:style-name="P32">Possibilidade de criar eventos especiais, como torneios e partidas amistosas.</text:p>
        </text:list-item>
      </text:list>
      <text:p text:style-name="P30"><text:span text:style-name="T1"/></text:p>
      <text:list text:style-name="L11">
        <text:list-item>
          <text:p text:style-name="P33">Estatísticas de Jogos:</text:p>
        </text:list-item>
        <text:list-item>
          <text:p text:style-name="P34">Registro de estatísticas de cada jogo, como pontuações, rebatidas, corridas, strikeouts, entre outros.</text:p>
        </text:list-item>
        <text:list-item>
          <text:p text:style-name="P34">Análise estatística para avaliação de desempenho individual e coletivo.</text:p>
        </text:list-item>
      </text:list>
      <text:p text:style-name="P30"><text:span text:style-name="T1"/></text:p>
      <text:list text:style-name="L12">
        <text:list-item>
          <text:p text:style-name="P35">Comunicação Interna:</text:p>
        </text:list-item>
        <text:list-item>
          <text:p text:style-name="P36">Sistema de mensagens e notificações para comunicação entre membros da equipe, técnicos e administradores.</text:p>
        </text:list-item>
        <text:list-item>
          <text:p text:style-name="P36">Alertas automáticos sobre mudanças de agenda, convocações para jogos, etc.</text:p>
        </text:list-item>
      </text:list>
      <text:p text:style-name="P30"><text:span text:style-name="T1"/></text:p>
      <text:list text:style-name="L13">
        <text:list-item>
          <text:p text:style-name="P37">Gerenciamento de Documentos e Arquivos:</text:p>
        </text:list-item>
        <text:list-item>
          <text:p text:style-name="P38">Armazenamento seguro e organizado de documentos importantes, como formulários de inscrição, autorizações, regulamentos, etc.</text:p>
        </text:list-item>
      </text:list>
      <text:p text:style-name="P30"><text:span text:style-name="T1"/></text:p>
      <text:list text:style-name="L14">
        <text:list-item>
          <text:p text:style-name="P39">Página de Perfil da Equipe:</text:p>
        </text:list-item>
        <text:list-item>
          <text:p text:style-name="P40">Criação de uma página personalizada para cada equipe, contendo informações gerais, histórico de jogos, estatísticas, fotos e vídeos.</text:p>
        </text:list-item>
      </text:list>
      <text:p text:style-name="P30"><text:span text:style-name="T1"/></text:p>
      <text:list text:style-name="L15">
        <text:list-item>
          <text:p text:style-name="P41">Recrutamento de Novos Jogadores:</text:p>
        </text:list-item>
        <text:list-item>
          <text:p text:style-name="P42">Formulário de inscrição para novos jogadores interessados em se juntar à equipe, incluindo informações de contato e habilidades.</text:p>
        </text:list-item>
      </text:list>
      <text:p text:style-name="P30"><text:span text:style-name="T1"/></text:p>
      <text:list text:style-name="L16">
        <text:list-item>
          <text:p text:style-name="P43">Calendário de Eventos:</text:p>
        </text:list-item>
        <text:list-item>
          <text:p text:style-name="P44">Visualização de um calendário com todos os eventos programados, permitindo que jogadores e fãs acompanhem os próximos jogos e eventos da equipe.</text:p>
        </text:list-item>
      </text:list>
      <text:p text:style-name="P30"><text:span text:style-name="T1"/></text:p>
      <text:list text:style-name="L17">
        <text:list-item>
          <text:p text:style-name="P45">Integração com Redes Sociais:</text:p>
        </text:list-item>
        <text:list-item>
          <text:p text:style-name="P46">Compartilhamento automático de atualizações, resultados de jogos e novidades através das redes sociais da equipe.</text:p>
        </text:list-item>
      </text:list>
      <text:p text:style-name="P30"><text:span text:style-name="T1"/></text:p>
      <text:list text:style-name="L18">
        <text:list-item>
          <text:p text:style-name="P47"><text:soft-page-break/>Administração e Controle de Acesso:</text:p>
        </text:list-item>
        <text:list-item>
          <text:p text:style-name="P48">Painel de administração com controle de acesso para diferentes níveis de usuários (administradores, técnicos, jogadores, etc.).</text:p>
        </text:list-item>
        <text:list-item>
          <text:p text:style-name="P49">Capacidade de gerenciar permissões de usuário e atividades dentro da plataforma.</text:p>
        </text:list-item>
      </text:list>
      <text:p text:style-name="P50"><text:span text:style-name="T1"/></text:p>
      <text:p text:style-name="P27">Funcionalidades Adicionais (Opcionais).</text:p>
      <text:list text:style-name="L19">
        <text:list-item>
          <text:p text:style-name="P51"><text:span text:style-name="T2">Avaliação de Desempenho de Jogadores</text:span><text:span text:style-name="T3">: Ferramenta para avaliação contínua do desempenho dos jogadores e feedback.</text:span></text:p>
        </text:list-item>
        <text:list-item>
          <text:p text:style-name="P51"><text:span text:style-name="T2">Enquetes e Pesquisas</text:span><text:span text:style-name="T3">: Para coletar feedback dos jogadores e membros da equipe sobre vários aspectos, como treinos, eventos, etc.</text:span></text:p>
        </text:list-item>
        <text:list-item>
          <text:p text:style-name="P51"><text:span text:style-name="T2">Vendas de Ingressos Online</text:span><text:span text:style-name="T3">: Para eventos especiais, como jogos importantes ou torneios, possibilitando a venda de ingressos online.</text:span></text:p>
        </text:list-item>
        <text:list-item>
          <text:p text:style-name="P51"><text:span text:style-name="T2">Galeria de Fotos e Vídeos</text:span><text:span text:style-name="T3">: Espaço para compartilhar fotos e vídeos dos jogos e eventos da equipe.</text:span></text:p>
        </text:list-item>
        <text:list-item>
          <text:p text:style-name="P51"><text:span text:style-name="T2">Notícias e Atualizações</text:span><text:span text:style-name="T3">: Seção dedicada a notícias relevantes sobre o beisebol local e internacional, além de atualizações sobre a equipe.</text:span></text:p>
        </text:list-item>
        <text:list-item>
          <text:p text:style-name="P52"><text:span text:style-name="T2">Integração com Sistemas de Pagamento</text:span><text:span text:style-name="T3">: Para gestão de pagamentos de taxas de inscrição, mensalidades, entre outros.</text:span></text:p>
        </text:list-item>
      </text:list>
      <text:p text:style-name="P27">Requisitos Não-Funcionais.</text:p>
      <text:list text:style-name="L20">
        <text:list-item>
          <text:p text:style-name="P53">Desempenho:</text:p>
        </text:list-item>
        <text:list-item>
          <text:p text:style-name="P54"><text:span text:style-name="T2">Tempo de Resposta</text:span><text:span text:style-name="T3">: Garantir que a aplicação seja responsiva, com tempos de carregamento rápidos para todas as funcionalidades.</text:span></text:p>
        </text:list-item>
        <text:list-item>
          <text:p text:style-name="P54"><text:span text:style-name="T2">Escalabilidade</text:span><text:span text:style-name="T3">: Capacidade de lidar com um aumento no número de usuários e dados sem degradação significativa do desempenho.</text:span></text:p>
        </text:list-item>
        <text:list-item>
          <text:p text:style-name="P54"><text:span text:style-name="T2">Otimização de Banco de Dados</text:span><text:span text:style-name="T3">: Estruturar e indexar adequadamente o banco de dados para consultas rápidas e eficientes.</text:span></text:p>
        </text:list-item>
        <text:list-item>
          <text:p text:style-name="P53">Segurança:</text:p>
        </text:list-item>
        <text:list-item>
          <text:p text:style-name="P54"><text:span text:style-name="T2">Autenticação e Autorização</text:span><text:span text:style-name="T3">: Implementação de um sistema seguro de login e controle de acesso, utilizando autenticação de dois fatores, se necessário.</text:span></text:p>
        </text:list-item>
        <text:list-item>
          <text:p text:style-name="P54"><text:span text:style-name="T2">Proteção contra Ataques</text:span><text:span text:style-name="T3">: Prevenir ataques como SQL injection, cross-site scripting (XSS), entre outros, através de boas práticas de desenvolvimento e testes de segurança.</text:span></text:p>
        </text:list-item>
        <text:list-item>
          <text:p text:style-name="P54"><text:span text:style-name="T2">Criptografia</text:span><text:span text:style-name="T3">: Utilização de criptografia para proteger dados sensíveis, como informações de login e dados pessoais dos jogadores.</text:span></text:p>
        </text:list-item>
        <text:list-item>
          <text:p text:style-name="P53">Disponibilidade:</text:p>
        </text:list-item>
        <text:list-item>
          <text:p text:style-name="P54"><text:span text:style-name="T2">Uptime</text:span><text:span text:style-name="T3">: Garantir alta disponibilidade da aplicação, minimizando tempo de inatividade através de hospedagem confiável e redundante.</text:span></text:p>
        </text:list-item>
        <text:list-item>
          <text:p text:style-name="P54"><text:span text:style-name="T2">Monitoramento</text:span><text:span text:style-name="T3">: Implementar sistemas de monitoramento contínuo para identificar problemas rapidamente e realizar manutenções preventivas.</text:span></text:p>
        </text:list-item>
        <text:list-item>
          <text:p text:style-name="P53">Escalabilidade:</text:p>
        </text:list-item>
        <text:list-item>
          <text:p text:style-name="P54"><text:soft-page-break/><text:span text:style-name="T2">Horizontal e Vertical</text:span><text:span text:style-name="T3">: Capacidade de escalar horizontalmente (adicionar mais servidores) e verticalmente (aumentar recursos de hardware) conforme necessário.</text:span></text:p>
        </text:list-item>
        <text:list-item>
          <text:p text:style-name="P54"><text:span text:style-name="T2">Gerenciamento de Carga</text:span><text:span text:style-name="T3">: Distribuição equilibrada de carga para garantir que todos os usuários tenham uma experiência consistente, mesmo durante picos de uso.</text:span></text:p>
        </text:list-item>
        <text:list-item>
          <text:p text:style-name="P53">Usabilidade:</text:p>
        </text:list-item>
        <text:list-item>
          <text:p text:style-name="P54"><text:span text:style-name="T2">Interface Intuitiva</text:span><text:span text:style-name="T3">: Design de interface fácil de usar e navegável, garantindo uma experiência agradável para todos os tipos de usuários.</text:span></text:p>
        </text:list-item>
        <text:list-item>
          <text:p text:style-name="P54"><text:span text:style-name="T2">Acessibilidade</text:span><text:span text:style-name="T3">: Cumprimento de padrões de acessibilidade para garantir que a aplicação seja utilizável por pessoas com deficiências.</text:span></text:p>
        </text:list-item>
        <text:list-item>
          <text:p text:style-name="P53">Manutenibilidade:</text:p>
        </text:list-item>
        <text:list-item>
          <text:p text:style-name="P54"><text:span text:style-name="T2">Facilidade de Manutenção</text:span><text:span text:style-name="T3">: Código bem estruturado e documentado, facilitando atualizações, correções de bugs e implementação de novas funcionalidades.</text:span></text:p>
        </text:list-item>
        <text:list-item>
          <text:p text:style-name="P54"><text:span text:style-name="T2">Testes Automatizados</text:span><text:span text:style-name="T3">: Implementação de testes automatizados para garantir a estabilidade e integridade da aplicação durante o ciclo de vida do desenvolvimento.</text:span></text:p>
        </text:list-item>
        <text:list-item>
          <text:p text:style-name="P53">Conformidade:</text:p>
        </text:list-item>
        <text:list-item>
          <text:p text:style-name="P54"><text:span text:style-name="T2">Regulamentações Locais</text:span><text:span text:style-name="T3">: Cumprimento das regulamentações locais e globais de proteção de dados, como o GDPR (General Data Protection Regulation) na União Europeia, se aplicável.</text:span></text:p>
        </text:list-item>
        <text:list-item>
          <text:p text:style-name="P53">Performance:</text:p>
        </text:list-item>
        <text:list-item>
          <text:p text:style-name="P55"><text:span text:style-name="T2">Monitoramento de Desempenho</text:span><text:span text:style-name="T3">: Implementar ferramentas para monitorar e analisar o desempenho da aplicação, identificando gargalos e oportunidades de otimização.</text:span></text:p>
        </text:list-item>
      </text:list>
      <text:p text:style-name="P24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56"/>
      <text:p text:style-name="P56"><text:soft-page-break/>2. Design da Arquitetura</text:p>
      <text:p text:style-name="P21"><text:span text:style-name="T1"/></text:p>
      <text:p text:style-name="P57">Arquitetura Monolítica</text:p>
      <text:p text:style-name="P3"><text:span text:style-name="T1"/></text:p>
      <text:list text:style-name="L21">
        <text:list-item>
          <text:p text:style-name="P58">Frontend (React + Bootstrap):</text:p>
        </text:list-item>
        <text:list-item>
          <text:p text:style-name="P59">React como framework principal para o desenvolvimento do frontend.</text:p>
        </text:list-item>
        <text:list-item>
          <text:p text:style-name="P59">Bootstrap para o design responsivo e componentes visuais.</text:p>
        </text:list-item>
        <text:list-item>
          <text:p text:style-name="P59">Componentes React reutilizáveis para manter o código organizado e modular.</text:p>
        </text:list-item>
      </text:list>
      <text:p text:style-name="P30"><text:span text:style-name="T1"/></text:p>
      <text:list text:style-name="L22">
        <text:list-item>
          <text:p text:style-name="P60">Backend (Node.js):</text:p>
        </text:list-item>
        <text:list-item>
          <text:p text:style-name="P61">Node.js como ambiente de execução para o backend.</text:p>
        </text:list-item>
        <text:list-item>
          <text:p text:style-name="P61">Express.js como framework web para roteamento e gerenciamento de requisições HTTP.</text:p>
        </text:list-item>
        <text:list-item>
          <text:p text:style-name="P61">Integração com o MySQL para persistência de dados.</text:p>
        </text:list-item>
      </text:list>
      <text:p text:style-name="P30"><text:span text:style-name="T1"/></text:p>
      <text:list text:style-name="L23">
        <text:list-item>
          <text:p text:style-name="P62">Banco de Dados (MySQL):</text:p>
        </text:list-item>
        <text:list-item>
          <text:p text:style-name="P63">MySQL como banco de dados relacional para armazenamento de informações sobre equipes, jogadores, jogos, etc.</text:p>
        </text:list-item>
        <text:list-item>
          <text:p text:style-name="P63">Sequelize ou Knex.js para ORM (Object-Relational Mapping), facilitando a interação com o banco de dados através de JavaScript/Node.js.</text:p>
        </text:list-item>
      </text:list>
      <text:p text:style-name="P3"><text:span text:style-name="T1"/></text:p>
      <text:list text:style-name="L24">
        <text:list-item>
          <text:p text:style-name="P64">Estrutura Geral:</text:p>
        </text:list-item>
        <text:list-item>
          <text:p text:style-name="P65">Projeto dividido em módulos (por exemplo, equipes, jogadores, jogos) dentro de uma única aplicação Node.js.</text:p>
        </text:list-item>
        <text:list-item>
          <text:p text:style-name="P65">Responsabilidades separadas utilizando MVC (Model-View-Controller).</text:p>
        </text:list-item>
      </text:list>
      <text:p text:style-name="P30"><text:span text:style-name="T1"/></text:p>
      <text:list text:style-name="L25">
        <text:list-item>
          <text:p text:style-name="P66">Segurança:</text:p>
        </text:list-item>
        <text:list-item>
          <text:p text:style-name="P67">Medidas de segurança para autenticação de usuários utilizando tokens JWT (JSON Web Tokens) e criptografia para senhas.</text:p>
        </text:list-item>
        <text:list-item>
          <text:p text:style-name="P67">Validação de entrada para prevenir ataques como SQL injection e XSS.</text:p>
        </text:list-item>
      </text:list>
      <text:p text:style-name="P30"><text:span text:style-name="T1"/></text:p>
      <text:list text:style-name="L26">
        <text:list-item>
          <text:p text:style-name="P68">Deploy e Hospedagem:</text:p>
        </text:list-item>
        <text:list-item>
          <text:p text:style-name="P69">Heroku, AWS (Amazon Web Services) ou DigitalOcean.</text:p>
        </text:list-item>
        <text:list-item>
          <text:p text:style-name="P70">Processos de build automatizados e integração contínua (CI/CD) para facilitar o deploy e a atualização da aplicação.</text:p>
        </text:list-item>
      </text:list>
      <text:p text:style-name="P5">Considerações Finais</text:p>
      <text:list text:style-name="L27">
        <text:list-item>
          <text:p text:style-name="P71"><text:span text:style-name="T2">Aprendizado Contínuo:</text:span><text:span text:style-name="T3"> Aproveitar recursos educacionais, tutoriais e documentações para aprender sobre cada componente da arquitetura.</text:span></text:p>
        </text:list-item>
        <text:list-item>
          <text:p text:style-name="P71"><text:span text:style-name="T2">Iteração e Melhoria:</text:span><text:span text:style-name="T3"> Ao desenvolver, buscar por feedback e revisar constantemente o código e arquitetura para melhorar a qualidade e eficiência da aplicação.</text:span></text:p>
        </text:list-item>
        <text:list-item>
          <text:p text:style-name="P72"><text:soft-page-break/><text:span text:style-name="T2">Comunidade e Suporte:</text:span><text:span text:style-name="T3"> Utilizar fóruns, comunidades online e grupos de desenvolvedores para buscar ajuda e compartilhar experiências durante o processo de desenvolvimento.</text:span></text:p>
        </text:list-item>
      </text:list>
      <text:p text:style-name="P25">Começar com uma arquitetura monolítica proporcionará uma base sólida para ganhar experiência e habilidades.</text:p>
      <text:p text:style-name="P73"><text:span text:style-name="T4">3. </text:span><text:span text:style-name="T5">Modelagem de Dados</text:span></text:p>
      <text:p text:style-name="P3"><text:span text:style-name="T2">Modelo de Dados</text:span><text:span text:style-name="T3">: Quais são as entidades principais? (Equipes, Jogadores, Jogos, Estatísticas, etc.)</text:span></text:p>
      <text:p text:style-name="P74"><text:span text:style-name="T1"/></text:p>
      <text:list text:style-name="L28">
        <text:list-item>
          <text:p text:style-name="P75">Criar Diagramas de Entidade-Relacionamento (ERD): Para visualizar como os dados se relacion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21:01:52.741000000</dc:date>
    <meta:editing-duration>PT10M41S</meta:editing-duration>
    <meta:editing-cycles>2</meta:editing-cycles>
    <meta:generator>LibreOffice/24.8.2.1$Windows_X86_64 LibreOffice_project/0f794b6e29741098670a3b95d60478a65d05ef13</meta:generator>
    <meta:document-statistic meta:table-count="0" meta:image-count="0" meta:object-count="1" meta:page-count="8" meta:paragraph-count="134" meta:word-count="1617" meta:character-count="11504" meta:non-whitespace-character-count="10124"/>
  </office:meta>
</office:document-meta>
</file>